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0.195cm" fo:min-width="0.242cm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578cm"/>
    </style:style>
    <style:style style:name="gr6" style:family="graphic" style:parent-style-name="standard">
      <style:graphic-properties draw:stroke="none" svg:stroke-color="#000000" draw:fill="none" draw:fill-color="#ffffff" fo:min-height="0.767cm"/>
    </style:style>
    <style:style style:name="gr7" style:family="graphic" style:parent-style-name="objectwithoutfill">
      <style:graphic-properties svg:stroke-width="0.102cm" svg:stroke-color="#ff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788cm" svg:height="1.791cm" draw:transform="rotate (-3.14159265358979) translate (7.807cm 6.6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592cm" svg:y1="6.626cm" svg:x2="6.176cm" svg:y2="6.634cm">
            <text:p/>
          </draw:line>
          <draw:line draw:style-name="gr3" draw:text-style-name="P1" draw:layer="layout" svg:x1="6.899cm" svg:y1="3.997cm" svg:x2="6.899cm" svg:y2="4.806cm">
            <text:p/>
          </draw:line>
          <draw:line draw:style-name="gr3" draw:text-style-name="P1" draw:layer="layout" svg:x1="6.899cm" svg:y1="6.642cm" svg:x2="6.899cm" svg:y2="7.451cm">
            <text:p/>
          </draw:line>
        </draw:g>
        <draw:connector draw:style-name="gr4" draw:text-style-name="P2" draw:layer="layout" svg:x1="6.913cm" svg:y1="3.997cm" svg:x2="5.312cm" svg:y2="3.434cm" draw:start-shape="id1" draw:start-glue-point="0" svg:d="M6913 3997v-557h-1601v-6" svg:viewBox="0 0 1602 564">
          <text:p/>
        </draw:connector>
        <draw:frame draw:style-name="gr5" draw:text-style-name="P4" draw:layer="layout" svg:width="4.811cm" svg:height="1.017cm" svg:x="1.195cm" svg:y="2.966cm">
          <draw:text-box>
            <text:p text:style-name="P3"><text:span text:style-name="T1">V+ (ON HIGH)</text:span></text:p>
          </draw:text-box>
        </draw:frame>
        <draw:connector draw:style-name="gr4" draw:text-style-name="P2" draw:layer="layout" svg:x1="6.913cm" svg:y1="7.451cm" svg:x2="4.16cm" svg:y2="7.978cm" draw:start-shape="id1" draw:start-glue-point="2" svg:d="M6913 7451v551h-2753v-24" svg:viewBox="0 0 2754 552">
          <text:p/>
        </draw:connector>
        <draw:frame draw:style-name="gr6" draw:text-style-name="P4" draw:layer="layout" svg:width="2.728cm" svg:height="1.017cm" svg:x="1.396cm" svg:y="7.567cm">
          <draw:text-box>
            <text:p text:style-name="P3"><text:span text:style-name="T1">V </text:span><text:span text:style-name="T1">(L</text:span><text:span text:style-name="T1">O</text:span><text:span text:style-name="T1">W)</text:span></text:p>
          </draw:text-box>
        </draw:frame>
        <draw:connector draw:style-name="gr7" draw:text-style-name="P1" draw:layer="layout" draw:type="curve" svg:x1="7.959cm" svg:y1="5.26cm" svg:x2="9.899cm" svg:y2="4.948cm" svg:d="M7959 5260c1455 0 485-312 1940-312" svg:viewBox="0 0 1941 313">
          <text:p/>
        </draw:connector>
        <draw:connector draw:style-name="gr7" draw:text-style-name="P1" draw:layer="layout" draw:type="curve" svg:x1="8.078cm" svg:y1="5.654cm" svg:x2="10.018cm" svg:y2="5.342cm" svg:d="M8078 5654c1455 0 485-312 1940-312" svg:viewBox="0 0 1941 313">
          <text:p/>
        </draw:connector>
        <draw:connector draw:style-name="gr7" draw:text-style-name="P1" draw:layer="layout" draw:type="curve" svg:x1="8.198cm" svg:y1="6.047cm" svg:x2="10.138cm" svg:y2="5.735cm" svg:d="M8198 6047c1455 0 485-312 1940-312" svg:viewBox="0 0 1941 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16:23.072645200</meta:creation-date>
    <dc:date>2018-01-25T15:26:10.810862780</dc:date>
    <meta:editing-duration>PT9M46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